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309cm"/>
    </style:style>
    <style:style style:name="co10" style:family="table-column">
      <style:table-column-properties fo:break-before="auto" style:column-width="8.698cm"/>
    </style:style>
    <style:style style:name="co11" style:family="table-column">
      <style:table-column-properties fo:break-before="auto" style:column-width="9.8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36" style:family="table-cell" style:parent-style-name="Default">
      <style:table-cell-properties fo:background-color="#e8f2a1"/>
    </style:style>
    <style:style style:name="ce37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4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48" style:family="table-cell" style:parent-style-name="Default">
      <style:text-properties style:font-name="Menlo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5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51" style:family="table-cell" style:parent-style-name="Default"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f3f9ff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38"/>
        <table:table-column table:style-name="co6" table:default-cell-style-name="ce38"/>
        <table:table-column table:style-name="co7" table:default-cell-style-name="ce2"/>
        <table:table-column table:style-name="co1" table:number-columns-repeated="1018" table:default-cell-style-name="Default"/>
        <table:table-row table:style-name="ro1">
          <table:table-cell table:style-name="ce31" office:value-type="string" calcext:value-type="string">
            <text:p>Addressing Mode</text:p>
          </table:table-cell>
          <table:table-cell table:style-name="ce31" office:value-type="string" calcext:value-type="string">
            <text:p>Cycle </text:p>
          </table:table-cell>
          <table:table-cell table:style-name="ce31" office:value-type="string" calcext:value-type="string">
            <text:p>Condition</text:p>
          </table:table-cell>
          <table:table-cell table:style-name="ce37" office:value-type="string" calcext:value-type="string">
            <text:p>Target</text:p>
          </table:table-cell>
          <table:table-cell table:style-name="ce37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ir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2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adh, next_adl}</text:p>
          </table:table-cell>
          <table:table-cell table:style-name="ce42" office:value-type="string" calcext:value-type="string">
            <text:p>{8’h00, G_rd_data} + (curr_pc + 1) – {7’h00, G_rd_data[7], 8’h00} <text:s/></text:p>
          </table:table-cell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pch, curr_adl}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(curr_adh != curr_pch) ? (</text:span>curr_cycle + 1) : 0)</text:p>
          </table:table-cell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8" table:default-cell-style-name="ce33"/>
        <table:table-column table:style-name="co1" table:default-cell-style-name="ce33"/>
        <table:table-column table:style-name="co9" table:default-cell-style-name="ce48"/>
        <table:table-column table:style-name="co10" table:default-cell-style-name="ce38"/>
        <table:table-column table:style-name="co11" table:default-cell-style-name="ce38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44" office:value-type="string" calcext:value-type="string">
            <text:p>Target</text:p>
          </table:table-cell>
          <table:table-cell table:style-name="ce44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[N_bit], next_p[Z_bit]}</text:p>
          </table:table-cell>
          <table:table-cell office:value-type="string" calcext:value-type="string">
            <text:p>{G_rd_data[7], G_rd_data == 0}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[N_bit], next_p[Z_bit]}</text:p>
          </table:table-cell>
          <table:table-cell office:value-type="string" calcext:value-type="string">
            <text:p>{G_rd_data[7], G_rd_data == 0}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[N_bit], next_p[Z_bit]}</text:p>
          </table:table-cell>
          <table:table-cell office:value-type="string" calcext:value-type="string">
            <text:p>{G_rd_data[7], G_rd_data == 0}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G_addr</text:p>
          </table:table-cell>
          <table:table-cell table:style-name="ce51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V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(G_rd_data &amp; curr_a)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G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00-00-00</text:date>, <text:time style:data-style-name="N2" text:time-value="06:30:15.3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17T06:34:22.525000000</dc:date>
    <meta:editing-duration>P1DT10H51M43S</meta:editing-duration>
    <meta:editing-cycles>174</meta:editing-cycles>
    <meta:generator>LibreOffice/7.1.2.2$Windows_X86_64 LibreOffice_project/8a45595d069ef5570103caea1b71cc9d82b2aae4</meta:generator>
    <meta:document-statistic meta:table-count="3" meta:cell-count="1326" meta:object-count="0"/>
  </office:meta>
</office:document-meta>
</file>